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 fo:padding="0cm" fo:border="none"/>
    </style:style>
    <style:style style:name="P2" style:family="paragraph" style:parent-style-name="Standard">
      <style:text-properties fo:color="#000000" loext:opacity="100%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 fo:padding="0cm" fo:border="none"/>
      <style:text-properties officeooo:paragraph-rsid="000d3efe"/>
    </style:style>
    <style:style style:name="P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 fo:padding="0cm" fo:border="none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 fo:padding="0cm" fo:border="none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underline-style="none" fo:background-color="#ffffff" loext:char-shading-value="0"/>
    </style:style>
    <style:style style:name="T3" style:family="text">
      <style:text-properties officeooo:rsid="0007d8de"/>
    </style:style>
    <style:style style:name="T4" style:family="text">
      <style:text-properties officeooo:rsid="0008179a"/>
    </style:style>
    <style:style style:name="T5" style:family="text">
      <style:text-properties officeooo:rsid="000d3ef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2">Sistemas de gestión empresarial</text:span><text:span text:style-name="T1"> criterios de evaluación</text:span></text:p>
      <text:p text:style-name="P2"><text:tab/><text:tab/><text:tab/><text:tab/><text:tab/><text:tab/>Entregable 2</text:p>
      <text:p text:style-name="Standard"><text:span text:style-name="T1"/></text:p>
      <text:p text:style-name="Standard"><text:span text:style-name="T1"/></text:p>
      <text:p text:style-name="P5"><text:span text:style-name="Strong_20_Emphasis">a) Se han identificado los módulos que componen el ERP-CRM.</text:span></text:p>
      <text:p text:style-name="Text_20_body">Actualmente, estamos trabajando con un módulo de CRM y otro de ERP de forma teórica, pero el enfoque principal de nuestro desarrollo es construir un supercontrolador. Este supercontrolador actúa como una base sólida que luego puede ser personalizada y adaptada a las necesidades específicas de cada módulo. La idea es que, en lugar de crear un módulo directamente funcional para CRM o ERP desde el inicio, nos enfoquemos en una estructura común, fuerte y flexible que permita integrar características específicas en etapas posteriores. Esto nos da una mayor escalabilidad y versatilidad en el sistema.</text:p>
      <text:p text:style-name="Horizontal_20_Line"/>
      <text:p text:style-name="Text_20_body"><text:span text:style-name="Strong_20_Emphasis">b) Se han realizado diferentes tipos de instalaciones.</text:span></text:p>
      <text:p text:style-name="Text_20_body">Para el entorno de desarrollo, estamos utilizando tecnologías del stack LAMP (Linux, Apache, MySQL y PHP). Para trabajar de manera local, hemos instalado herramientas como XAMPP, que nos proporcionan un servidor Apache, un sistema de gestión de bases de datos MySQL y soporte para PHP en un solo paquete.</text:p>
      <text:p text:style-name="Text_20_body">En el caso de migrar el proyecto al finalizar el desarrollo en local, el proceso de migración consistiría en los siguientes pasos:</text:p>
      <text:list text:style-name="L1">
        <text:list-item>
          <text:p text:style-name="P8"><text:span text:style-name="Strong_20_Emphasis">Exportar la base de datos</text:span>: Utilizamos herramientas como phpMyAdmin para generar un archivo <text:span text:style-name="Source_20_Text">.sql</text:span> con toda la estructura y los datos de la base de datos.</text:p>
        </text:list-item>
        <text:list-item>
          <text:p text:style-name="P8"><text:span text:style-name="Strong_20_Emphasis">Subir los archivos al servidor de producción</text:span>: A través de un cliente FTP o herramientas de despliegue como FileZilla, transferimos todos los archivos del proyecto (código PHP, vistas, configuraciones, etc.) al servidor.</text:p>
        </text:list-item>
        <text:list-item>
          <text:p text:style-name="P8"><text:span text:style-name="Strong_20_Emphasis">Importar la base de datos en el servidor</text:span>: Con herramientas del proveedor del servidor o directamente desde un cliente SQL, restauramos la base de datos utilizando el archivo <text:span text:style-name="Source_20_Text">.sql</text:span> exportado previamente.</text:p>
        </text:list-item>
        <text:list-item>
          <text:p text:style-name="P8"><text:span text:style-name="Strong_20_Emphasis">Actualizar las configuraciones</text:span>: Ajustamos el archivo de configuración (por ejemplo, el <text:span text:style-name="Source_20_Text">.env</text:span> o los parámetros de conexión en PHP) para que apunten al entorno de producción. Esto incluye cambios en los datos de conexión a la base de datos, rutas absolutas y configuraciones del entorno.</text:p>
        </text:list-item>
        <text:list-item>
          <text:p text:style-name="P7"><text:span text:style-name="Strong_20_Emphasis">Pruebas finales</text:span>: Realizamos pruebas en el entorno de producción para garantizar que todo funcione como en el desarrollo local.</text:p>
        </text:list-item>
      </text:list>
      <text:p text:style-name="Horizontal_20_Line"/>
      <text:p text:style-name="Text_20_body"><text:span text:style-name="Strong_20_Emphasis">c) Se han configurado los módulos instalados.</text:span><text:line-break/><text:span text:style-name="T5">Se responde en el video</text:span>.</text:p>
      <text:p text:style-name="Horizontal_20_Line"/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e) Se ha verificado el funcionamiento del ERP-CRM.</text:span></text:p>
      <text:p text:style-name="Text_20_body">Para asegurarnos de que cada desarrollo, cambio o integración funcione correctamente, seguimos un proceso de pruebas continuo:</text:p>
      <text:list text:style-name="L2">
        <text:list-item>
          <text:p text:style-name="P10"><text:span text:style-name="Strong_20_Emphasis">Pruebas unitarias</text:span>: Probamos cada módulo de manera individual para verificar que las funcionalidades básicas se comporten como se espera.</text:p>
        </text:list-item>
        <text:list-item>
          <text:p text:style-name="P10"><text:span text:style-name="Strong_20_Emphasis">Pruebas de integración</text:span>: Una vez que los módulos están funcionando, los integramos con el resto del sistema para comprobar que no hay conflictos ni problemas en la interacción entre componentes.</text:p>
        </text:list-item>
        <text:list-item>
          <text:p text:style-name="P9"><text:span text:style-name="Strong_20_Emphasis">Registro de errores</text:span>: Utilizamos herramientas como <text:span text:style-name="Source_20_Text">console.log</text:span> en desarrollo para rastrear posibles errores en el código y detectar problemas en tiempo real. Esto nos permite verificar tanto la lógica de negocio como las interacciones con la base de datos o los errores en el flujo.</text:p>
        </text:list-item>
      </text:list>
      <text:p text:style-name="Text_20_body">En caso de que algo no funcione correctamente:</text:p>
      <text:list text:style-name="L3">
        <text:list-item>
          <text:p text:style-name="P12">Identificamos la causa utilizando logs, pruebas manuales o herramientas de depuración.</text:p>
        </text:list-item>
        <text:list-item>
          <text:p text:style-name="P12">Corregimos el error en la funcionalidad afectada y volvemos a realizar pruebas para asegurarnos de que el cambio no cause problemas en otros módulos.</text:p>
        </text:list-item>
        <text:list-item>
          <text:p text:style-name="P11">Refactorizamos el código si es necesario para hacerlo más eficiente, limpio y comprensible, siempre priorizando el mantenimiento futuro del proyecto.</text:p>
        </text:list-item>
      </text:list>
      <text:p text:style-name="P1"/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7T17:32:20.565000000</dc:date>
    <meta:editing-duration>PT1H13M34S</meta:editing-duration>
    <meta:editing-cycles>7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22" meta:word-count="550" meta:character-count="3507" meta:non-whitespace-character-count="2984"/>
  </office:meta>
</office:document-meta>
</file>